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 PL New Sung1" svg:font-family="'AR PL New Sung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rsid="001c227a" officeooo:paragraph-rsid="001c22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-repository-fonts -&gt;</text:p>
      <text:p text:style-name="P1">alsa-utils</text:p>
      <text:p text:style-name="P1">arandr</text:p>
      <text:p text:style-name="P1">aura-bin -&gt;</text:p>
      <text:p text:style-name="P1">brasero</text:p>
      <text:p text:style-name="P1">cheese</text:p>
      <text:p text:style-name="P1">chromium (?)</text:p>
      <text:p text:style-name="P1">clang</text:p>
      <text:p text:style-name="P1">cmake</text:p>
      <text:p text:style-name="P1">compton</text:p>
      <text:p text:style-name="P1">conky</text:p>
      <text:p text:style-name="P1">cowsay</text:p>
      <text:p text:style-name="P1">cuneiform</text:p>
      <text:p text:style-name="P1">cups</text:p>
      <text:p text:style-name="P1">dex</text:p>
      <text:p text:style-name="P1">dmenu</text:p>
      <text:p text:style-name="P1">dunst</text:p>
      <text:p text:style-name="P1">elinks</text:p>
      <text:p text:style-name="P1">emacs</text:p>
      <text:p text:style-name="P1">emscripten</text:p>
      <text:p text:style-name="P1">evince</text:p>
      <text:p text:style-name="P1">evince-synctex -&gt;</text:p>
      <text:p text:style-name="P1">expect (autoexpect)</text:p>
      <text:p text:style-name="P1">fcitx-configtool</text:p>
      <text:p text:style-name="P1">fcitx-googlepinyin</text:p>
      <text:p text:style-name="P1">fcitx-im</text:p>
      <text:p text:style-name="P1">feh</text:p>
      <text:p text:style-name="P1">firefox</text:p>
      <text:p text:style-name="P1">fish</text:p>
      <text:p text:style-name="P1">freerdp</text:p>
      <text:p text:style-name="P1">ghc</text:p>
      <text:p text:style-name="P1">git</text:p>
      <text:p text:style-name="P1">gksu</text:p>
      <text:p text:style-name="P1">glabels</text:p>
      <text:p text:style-name="P1">gnome-alsamixer</text:p>
      <text:p text:style-name="P1">gnome-control-center</text:p>
      <text:p text:style-name="P1">gnome-keyring</text:p>
      <text:p text:style-name="P1">gnome-themes-standard</text:p>
      <text:p text:style-name="P1">gocr</text:p>
      <text:p text:style-name="P1">gpicview</text:p>
      <text:p text:style-name="P1">gscan2pdf -&gt;</text:p>
      <text:p text:style-name="P1">gst-libav</text:p>
      <text:p text:style-name="P1">gst-plugins-bad</text:p>
      <text:p text:style-name="P1">gst-plugins-base</text:p>
      <text:p text:style-name="P1">gst-plugins-good</text:p>
      <text:p text:style-name="P1">gst-plugins-ugly</text:p>
      <text:p text:style-name="P1">gutenprint</text:p>
      <text:p text:style-name="P1">gvfs</text:p>
      <text:p text:style-name="P1">gvim (?)</text:p>
      <text:p text:style-name="P1">htop</text:p>
      <text:p text:style-name="P1">imagemagick</text:p>
      <text:p text:style-name="P1">inkscape</text:p>
      <text:p text:style-name="P1">jdk -&gt;</text:p>
      <text:p text:style-name="P1">kdeaccessibility</text:p>
      <text:p text:style-name="P1">launchy</text:p>
      <text:p text:style-name="P1">libreoffice</text:p>
      <text:p text:style-name="P1">librsvg</text:p>
      <text:p text:style-name="P1">libtinfo -&gt;</text:p>
      <text:p text:style-name="P1">llpp -&gt;</text:p>
      <text:p text:style-name="P1">llvm</text:p>
      <text:p text:style-name="P1">luakit</text:p>
      <text:p text:style-name="P1">lxappearance</text:p>
      <text:p text:style-name="P1">lxsession</text:p>
      <text:p text:style-name="P1">lxtask</text:p>
      <text:p text:style-name="P1">mate-power-manager</text:p>
      <text:p text:style-name="P1">mc</text:p>
      <text:p text:style-name="P1">mpc</text:p>
      <text:p text:style-name="P1">mpd</text:p>
      <text:p text:style-name="P1">mplayer</text:p>
      <text:p text:style-name="P1">mupdf</text:p>
      <text:p text:style-name="P1">neovim</text:p>
      <text:p text:style-name="P1">nodejs</text:p>
      <text:p text:style-name="P1">npm</text:p>
      <text:p text:style-name="P1">nzbget</text:p>
      <text:p text:style-name="P1">nzbhydra-git -&gt;</text:p>
      <text:p text:style-name="P1">openssh</text:p>
      <text:p text:style-name="P1">pa-applet-git -&gt;</text:p>
      <text:p text:style-name="P1">parcellite</text:p>
      <text:p text:style-name="P1">pcmanfm</text:p>
      <text:p text:style-name="P1">perl-gtk2-ex-podviewer -&gt;</text:p>
      <text:p text:style-name="P1">playerctl -&gt;</text:p>
      <text:p text:style-name="P1">pokerth</text:p>
      <text:p text:style-name="P1">pstoedit</text:p>
      <text:p text:style-name="P1">pulseaudio</text:p>
      <text:p text:style-name="P1">putty (?)</text:p>
      <text:p text:style-name="P1">python-gobject</text:p>
      <text:p text:style-name="P1">python-pexpect</text:p>
      <text:p text:style-name="P1">python-xdg</text:p>
      <text:p text:style-name="P1">python2-lxml</text:p>
      <text:p text:style-name="P1">r</text:p>
      <text:p text:style-name="P1">redshift</text:p>
      <text:p text:style-name="P1">remmina (?)</text:p>
      <text:p text:style-name="P1">rstudio-desktop-bin -&gt;</text:p>
      <text:p text:style-name="P1">sakura</text:p>
      <text:p text:style-name="P1">sane</text:p>
      <text:p text:style-name="P1">screenfetch</text:p>
      <text:p text:style-name="P1">scrot</text:p>
      <text:p text:style-name="P1">sshtunnel-git -&gt;</text:p>
      <text:p text:style-name="P1">stack</text:p>
      <text:p text:style-name="P1">stow</text:p>
      <text:p text:style-name="P1">sublime-text-nightly -&gt;</text:p>
      <text:p text:style-name="P1">synergy</text:p>
      <text:p text:style-name="P1">task</text:p>
      <text:p text:style-name="P1">terminator</text:p>
      <text:p text:style-name="P1">termite</text:p>
      <text:p text:style-name="P1">tesseract</text:p>
      <text:p text:style-name="P1">texlive</text:p>
      <text:p text:style-name="P1">texworks -&gt;</text:p>
      <text:p text:style-name="P1">the_silver_searcher</text:p>
      <text:p text:style-name="P1">thunar</text:p>
      <text:p text:style-name="P1">thunderbird</text:p>
      <text:p text:style-name="P1">tk</text:p>
      <text:p text:style-name="P1">tmux</text:p>
      <text:p text:style-name="P1">udiskie</text:p>
      <text:p text:style-name="P1">udisks</text:p>
      <text:p text:style-name="P1">unrar</text:p>
      <text:p text:style-name="P1">vassal -&gt;</text:p>
      <text:p text:style-name="P1">vim-plug -&gt;</text:p>
      <text:p text:style-name="P1">virtualbox</text:p>
      <text:p text:style-name="P1">vlc</text:p>
      <text:p text:style-name="P1">wmname</text:p>
      <text:p text:style-name="P1">workrave</text:p>
      <text:p text:style-name="P1">xarchiver</text:p>
      <text:p text:style-name="P1">xautolock</text:p>
      <text:p text:style-name="P1">xclip</text:p>
      <text:p text:style-name="P1">xcompmgr</text:p>
      <text:p text:style-name="P1">xcwd-git -&gt;</text:p>
      <text:p text:style-name="P1">xdg-utils</text:p>
      <text:p text:style-name="P1">xf86-input-synaptics</text:p>
      <text:p text:style-name="P1">xfce4-appfinder</text:p>
      <text:p text:style-name="P1">xfce4-screenshooter</text:p>
      <text:p text:style-name="P1">xorg-xbacklight</text:p>
      <text:p text:style-name="P1">xsane</text:p>
      <text:p text:style-name="P1">xscreensaver</text:p>
      <text:p text:style-name="P1">yaourt</text:p>
      <text:p text:style-name="P1">zerobrane-studio (lua) -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 PL New Sung1" svg:font-family="'AR PL New Sung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New Sung" svg:font-family="'AR PL New Sung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New Sung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 PL New Sung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New Sung" style:font-family-asian="'AR PL New Sung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New Sung1" style:font-family-asian="'AR PL New Sung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3" fo:column-gap="0in">
          <style:column style:rel-width="3324*" fo:start-indent="0in" fo:end-indent="0in"/>
          <style:column style:rel-width="3324*" fo:start-indent="0in" fo:end-indent="0in"/>
          <style:column style:rel-width="3324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8T10:59:44.727133997</dc:date>
    <meta:editing-duration>PT2M52S</meta:editing-duration>
    <meta:editing-cycles>1</meta:editing-cycles>
    <meta:generator>LibreOffice/5.1.1.3$Linux_X86_64 LibreOffice_project/10m0$Build-3</meta:generator>
    <meta:document-statistic meta:table-count="0" meta:image-count="0" meta:object-count="0" meta:page-count="1" meta:paragraph-count="136" meta:word-count="161" meta:character-count="1265" meta:non-whitespace-character-count="1240"/>
  </office:meta>
</office:document-meta>
</file>